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a36e" officeooo:paragraph-rsid="0002a36e"/>
    </style:style>
    <style:style style:name="P2" style:family="paragraph" style:parent-style-name="Standard">
      <style:paragraph-properties fo:text-align="start" style:justify-single-word="false"/>
      <style:text-properties officeooo:rsid="0003276f" officeooo:paragraph-rsid="0003276f"/>
    </style:style>
    <style:style style:name="P3" style:family="paragraph" style:parent-style-name="Standard">
      <style:paragraph-properties fo:text-align="start" style:justify-single-word="false"/>
      <style:text-properties officeooo:rsid="0003276f" officeooo:paragraph-rsid="0003c2b5"/>
    </style:style>
    <style:style style:name="P4" style:family="paragraph" style:parent-style-name="Standard">
      <style:paragraph-properties fo:text-align="start" style:justify-single-word="false"/>
      <style:text-properties officeooo:rsid="0003276f" officeooo:paragraph-rsid="00041a62"/>
    </style:style>
    <style:style style:name="P5" style:family="paragraph" style:parent-style-name="Text_20_body">
      <style:text-properties officeooo:paragraph-rsid="000a27c4"/>
    </style:style>
    <style:style style:name="P6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T1" style:family="text">
      <style:text-properties officeooo:rsid="0003c2b5"/>
    </style:style>
    <style:style style:name="T2" style:family="text">
      <style:text-properties fo:font-variant="normal" fo:text-transform="none" fo:color="#031e31" style:font-name="Verdana" fo:font-size="9pt" fo:letter-spacing="normal" fo:font-style="normal" officeooo:rsid="0003c2b5" loext:padding="0cm" loext:border="none"/>
    </style:style>
    <style:style style:name="T3" style:family="text">
      <style:text-properties fo:font-variant="normal" fo:text-transform="none" fo:color="#031e31" style:font-name="Verdana" fo:font-size="9pt" fo:letter-spacing="normal" fo:font-style="normal" fo:font-weight="normal" officeooo:rsid="00072b16" style:font-weight-asian="normal" style:font-weight-complex="normal" loext:padding="0cm" loext:border="none"/>
    </style:style>
    <style:style style:name="T4" style:family="text">
      <style:text-properties fo:font-variant="normal" fo:text-transform="none" fo:color="#031e31" style:font-name="Verdana" fo:font-size="9pt" fo:letter-spacing="normal" fo:font-style="normal" officeooo:rsid="00072b16" loext:padding="0cm" loext:border="none"/>
    </style:style>
    <style:style style:name="T5" style:family="text">
      <style:text-properties fo:font-variant="normal" fo:text-transform="none" fo:color="#031e31" style:font-name="arial" fo:font-size="9pt" fo:letter-spacing="normal" fo:font-style="normal" fo:font-weight="normal" officeooo:rsid="00072b16" style:font-weight-asian="normal" style:font-weight-complex="normal" loext:padding="0cm" loext:border="none"/>
    </style:style>
    <style:style style:name="T6" style:family="text">
      <style:text-properties fo:font-variant="normal" fo:text-transform="none" fo:color="#031e31" style:font-name="arial" fo:font-size="12pt" fo:letter-spacing="normal" fo:font-style="normal" fo:font-weight="normal" officeooo:rsid="00054ccb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31e31" style:font-name="arial" fo:font-size="12pt" fo:letter-spacing="normal" fo:font-style="normal" fo:font-weight="normal" officeooo:rsid="00063f93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31e31" style:font-name="arial" fo:font-size="12pt" fo:letter-spacing="normal" fo:font-style="normal" fo:font-weight="normal" officeooo:rsid="000655ea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031e31" style:font-name="arial" fo:font-size="12pt" fo:letter-spacing="normal" fo:font-style="normal" fo:font-weight="normal" officeooo:rsid="00072b16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031e31" style:font-name="arial" fo:font-size="12pt" fo:letter-spacing="normal" fo:font-style="normal" fo:font-weight="normal" officeooo:rsid="0007d774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031e31" style:font-name="arial" fo:font-size="12pt" fo:letter-spacing="normal" fo:font-style="normal" fo:font-weight="normal" officeooo:rsid="00085de6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031e31" style:font-name="arial" fo:font-size="12pt" fo:letter-spacing="normal" fo:font-style="normal" fo:font-weight="normal" officeooo:rsid="000a27c4" style:font-size-asian="12pt" style:font-weight-asian="normal" style:font-size-complex="12pt" style:font-weight-complex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são</text:p>
      <text:p text:style-name="P1"/>
      <text:p text:style-name="P3">Segundo um relatório <text:span text:style-name="T1">produzido </text:span>pela Agência Espacial Européia (ESA) referente a janeiro de 2019,</text:p>
      <text:p text:style-name="P4">o número de <text:span text:style-name="T1">lançamentos de foguetes bem-sucedidos</text:span> desde o início da exploração espacial <text:span text:style-name="T1">em 1957 </text:span>é <text:span text:style-name="T1">de 5450, o que se reflete nos atuais 5000 satélites em órbita terrestre, dos quais apenas 1950 permanecem funcionais. (1)</text:span></text:p>
      <text:p text:style-name="P4"><text:span text:style-name="T1">Fonte: </text:span><text:a xlink:type="simple" xlink:href="https://www.esa.int/Our_Activities/Space_Safety/Space_Debris/Space_debris_by_the_numbers" text:style-name="Internet_20_link" text:visited-style-name="Visited_20_Internet_20_Link"><text:span text:style-name="Strong_20_Emphasis"><text:span text:style-name="T2">https://www.esa.int/Our_Activities/Space_Safety/Space_Debris/Space_debris_by_the_numbers</text:span></text:span></text:a></text:p>
      <text:p text:style-name="P2"><text:span text:style-name="Strong_20_Emphasis"><text:span text:style-name="T2"/></text:span></text:p>
      <text:p text:style-name="P6"><text:span text:style-name="Strong_20_Emphasis"><text:span text:style-name="T2"><text:s/></text:span></text:span><text:span text:style-name="Strong_20_Emphasis"><text:span text:style-name="T9">As atividades que mais contribuem para a</text:span></text:span><text:span text:style-name="Strong_20_Emphasis"><text:span text:style-name="T6"> poluição contínua das órbitas terrestres </text:span></text:span><text:span text:style-name="Strong_20_Emphasis"><text:span text:style-name="T9">são as seguintes</text:span></text:span><text:span text:style-name="Strong_20_Emphasis"><text:span text:style-name="T6">: </text:span></text:span><text:span text:style-name="Strong_20_Emphasis"><text:span text:style-name="T7">componentes </text:span></text:span><text:span text:style-name="Strong_20_Emphasis"><text:span text:style-name="T8">modulares de foguetes, </text:span></text:span><text:span text:style-name="Strong_20_Emphasis"><text:span text:style-name="T11">que</text:span></text:span><text:span text:style-name="Strong_20_Emphasis"><text:span text:style-name="T8"> são projetados para serem abandonados uma vez que o conteúdo do lançamento </text:span></text:span><text:span text:style-name="Strong_20_Emphasis"><text:span text:style-name="T10">atinja</text:span></text:span><text:span text:style-name="Strong_20_Emphasis"><text:span text:style-name="T8"> órbita estável </text:span></text:span><text:span text:style-name="Strong_20_Emphasis"><text:span text:style-name="T9">(2)</text:span></text:span><text:span text:style-name="Strong_20_Emphasis"><text:span text:style-name="T8">; satélites e telescópios deixam de ser</text:span></text:span><text:span text:style-name="Strong_20_Emphasis"><text:span text:style-name="T9">em</text:span></text:span><text:span text:style-name="Strong_20_Emphasis"><text:span text:style-name="T8"> utilizados depois de um tempo e, muitas vezes, não possuem um mecanismo de </text:span></text:span><text:span text:style-name="Strong_20_Emphasis"><text:span text:style-name="T9">abandono </text:span></text:span><text:span text:style-name="Strong_20_Emphasis"><text:span text:style-name="T8">de órbita </text:span></text:span><text:span text:style-name="Strong_20_Emphasis"><text:span text:style-name="T9">(3)</text:span></text:span><text:span text:style-name="Strong_20_Emphasis"><text:span text:style-name="T8"> </text:span></text:span><text:span text:style-name="Strong_20_Emphasis"><text:span text:style-name="T9">e testes de armas antissatélite realizados por países como EUA, Rússia, índia e China, que consistem em utilizar mísseis para destruir satélites em órbita, o que incrementa bastante o número de detritos espaciais. (4)</text:span></text:span></text:p>
      <text:p text:style-name="P5"><text:span text:style-name="Strong_20_Emphasis"><text:span text:style-name="T12">Falta apontar indicadores de pressão e preencher as referências.</text:span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6:20:54.399236680</meta:creation-date>
    <dc:date>2019-09-12T17:41:20.861955064</dc:date>
    <meta:editing-duration>PT18M4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55" meta:character-count="1078" meta:non-whitespace-character-count="928"/>
  </office:meta>
</office:document-meta>
</file>